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AD0000002842C970375C92ED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6.999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A1" style:family="table-cell">
      <style:table-cell-properties fo:padding="0.097cm" fo:border-left="none" fo:border-right="none" fo:border-top="0.75pt solid #000000" fo:border-bottom="0.75pt dotted #000000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padding="0.097cm" fo:border-left="none" fo:border-right="none" fo:border-top="0.75pt solid #000000" fo:border-bottom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A1" style:family="table-cell">
      <style:table-cell-properties fo:padding="0.097cm" fo:border-left="none" fo:border-right="none" fo:border-top="0.75pt solid #000000" fo:border-bottom="0.75pt solid #000000"/>
    </style:style>
    <style:style style:name="Table4" style:family="table">
      <style:table-properties style:width="13.555cm" fo:margin-left="3.436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3.357cm"/>
    </style:style>
    <style:style style:name="Table4.A1" style:family="table-cell">
      <style:table-cell-properties fo:padding="0.097cm" fo:border-left="none" fo:border-right="none" fo:border-top="none" fo:border-bottom="0.05pt dotted #000000"/>
    </style:style>
    <style:style style:name="Table4.A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ext_20_body">
      <loext:graphic-properties draw:fill="solid" draw:fill-color="#003366" draw:opacity="100%"/>
      <style:paragraph-properties fo:background-color="#003366">
        <style:tab-stops>
          <style:tab-stop style:position="16.999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07250d" style:font-size-asian="9pt" style:font-size-complex="9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21f154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fo:font-size="9pt" officeooo:rsid="0011fc9c" officeooo:paragraph-rsid="0011fc9c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f47f1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ca946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0ff879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11211c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fo:font-size="9pt" officeooo:paragraph-rsid="002980f2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980f2" officeooo:paragraph-rsid="003c4008" style:font-size-asian="9pt" style:font-size-complex="9pt"/>
    </style:style>
    <style:style style:name="P1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2980f2" style:font-size-asian="9pt" style:font-size-complex="9pt"/>
    </style:style>
    <style:style style:name="P17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1ccd2" style:font-size-asian="9pt" style:font-size-complex="9pt"/>
    </style:style>
    <style:style style:name="P18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c7a47" style:font-size-asian="9pt" style:font-size-complex="9pt"/>
    </style:style>
    <style:style style:name="P19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d0628" style:font-size-asian="9pt" style:font-size-complex="9pt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3.905cm"/>
        </style:tab-stops>
      </style:paragraph-properties>
      <style:text-properties fo:font-size="9pt" officeooo:rsid="0023c8de" officeooo:paragraph-rsid="00361540" style:font-size-asian="9pt" style:font-size-complex="9pt"/>
    </style:style>
    <style:style style:name="P21" style:family="paragraph" style:parent-style-name="Text_20_body">
      <style:paragraph-properties fo:margin-top="0cm" fo:margin-bottom="0cm" loext:contextual-spacing="false"/>
      <style:text-properties fo:font-size="9pt" officeooo:rsid="0031ccd2" officeooo:paragraph-rsid="0031ccd2" style:font-size-asian="9pt" style:font-size-complex="9pt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paragraph-rsid="000c048a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P24" style:family="paragraph" style:parent-style-name="Table_20_Contents">
      <style:text-properties fo:font-size="9pt" style:font-size-asian="9pt" style:font-size-complex="9pt"/>
    </style:style>
    <style:style style:name="P25" style:family="paragraph" style:parent-style-name="Table_20_Contents">
      <style:text-properties fo:font-size="9pt" officeooo:paragraph-rsid="0011211c" style:font-size-asian="9pt" style:font-size-complex="9pt"/>
    </style:style>
    <style:style style:name="P26" style:family="paragraph" style:parent-style-name="Table_20_Contents">
      <style:text-properties fo:font-size="9pt" officeooo:rsid="000f5618" officeooo:paragraph-rsid="002980f2" style:font-size-asian="9pt" style:font-size-complex="9pt"/>
    </style:style>
    <style:style style:name="P27" style:family="paragraph" style:parent-style-name="Table_20_Contents">
      <style:text-properties fo:font-size="9pt" officeooo:paragraph-rsid="002980f2" style:font-size-asian="9pt" style:font-size-complex="9pt"/>
    </style:style>
    <style:style style:name="P28" style:family="paragraph" style:parent-style-name="Table_20_Contents">
      <style:text-properties fo:font-size="9pt" officeooo:rsid="00316511" style:font-size-asian="9pt" style:font-size-complex="9pt"/>
    </style:style>
    <style:style style:name="P29" style:family="paragraph" style:parent-style-name="Table_20_Contents">
      <style:text-properties fo:font-size="9pt" officeooo:rsid="00316511" officeooo:paragraph-rsid="00316511" style:font-size-asian="9pt" style:font-size-complex="9pt"/>
    </style:style>
    <style:style style:name="P30" style:family="paragraph" style:parent-style-name="Table_20_Contents">
      <style:text-properties fo:font-size="9pt" officeooo:paragraph-rsid="00316511" style:font-size-asian="9pt" style:font-size-complex="9pt"/>
    </style:style>
    <style:style style:name="P31" style:family="paragraph" style:parent-style-name="Text_20_body">
      <style:paragraph-properties fo:break-before="page">
        <style:tab-stops>
          <style:tab-stop style:position="4.018cm"/>
        </style:tab-stops>
      </style:paragraph-properties>
      <style:text-properties fo:font-size="9pt" officeooo:rsid="0006a505" officeooo:paragraph-rsid="0006a505" style:font-size-asian="9pt" style:font-size-complex="9pt"/>
    </style:style>
    <style:style style:name="P32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23c8de" officeooo:paragraph-rsid="003ec0c8" style:font-size-asian="9pt" style:font-size-complex="9pt"/>
    </style:style>
    <style:style style:name="T1" style:family="text">
      <style:text-properties fo:background-color="#003366" loext:char-shading-value="0" style:font-size-asian="10.5pt"/>
    </style:style>
    <style:style style:name="T2" style:family="text">
      <style:text-properties officeooo:rsid="002b433a" fo:background-color="#003366" loext:char-shading-value="0" style:font-size-asian="10.5pt"/>
    </style:style>
    <style:style style:name="T3" style:family="text">
      <style:text-properties officeooo:rsid="00305e6a" fo:background-color="#003366" loext:char-shading-value="0" style:font-size-asian="10.5pt"/>
    </style:style>
    <style:style style:name="T4" style:family="text">
      <style:text-properties officeooo:rsid="002b433a"/>
    </style:style>
    <style:style style:name="T5" style:family="text">
      <style:text-properties officeooo:rsid="0006a50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f47f1"/>
    </style:style>
    <style:style style:name="T8" style:family="text">
      <style:text-properties officeooo:rsid="0021f154"/>
    </style:style>
    <style:style style:name="T9" style:family="text">
      <style:text-properties officeooo:rsid="00305e6a"/>
    </style:style>
    <style:style style:name="T10" style:family="text">
      <style:text-properties officeooo:rsid="00316511"/>
    </style:style>
    <style:style style:name="T11" style:family="text">
      <style:text-properties officeooo:rsid="0031ccd2"/>
    </style:style>
    <style:style style:name="T12" style:family="text">
      <style:text-properties officeooo:rsid="003ec0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9">Date redevance</text:span> : <text:tab/>{roy_date_edition}</text:p>
      <text:p text:style-name="P8"><text:tab/><text:span text:style-name="T7">{aut_civilite}</text:span> {aut_nom} {aut_prenom}</text:p>
      <text:p text:style-name="P9"><text:tab/>{aut_adresse1}</text:p>
      <text:p text:style-name="P9"><text:tab/>{aut_adresse2}</text:p>
      <text:p text:style-name="P9"><text:tab/>{aut_cp} {aut_ville}</text:p>
      <text:p text:style-name="P9"><text:tab/>{aut_pays}</text:p>
      <text:p text:style-name="P3"/>
      <text:p text:style-name="P4"><text:span text:style-name="T11">Référence de l'accompte</text:span> :<text:tab/><text:span text:style-name="T8">{roy_reference}</text:span></text:p>
      <text:p text:style-name="P32"><text:span text:style-name="T12">Pour la période :<text:tab/></text:span>{roy_periode}</text:p>
      <text:p text:style-name="P19"/>
      <text:p text:style-name="P5"/>
      <text:p text:style-name="P17"/>
      <text:p text:style-name="P22">R<text:span text:style-name="T9">ELEVE REDEVANCE</text:span></text:p>
      <text:p text:style-name="P20">{roy_titre}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29">VENTES</text:p>
          </table:table-cell>
          <table:table-cell table:style-name="Table3.A1" office:value-type="string">
            <text:p text:style-name="P29">Nombre</text:p>
          </table:table-cell>
          <table:table-cell table:style-name="Table3.A1" office:value-type="string">
            <text:p text:style-name="P24">Revenue</text:p>
          </table:table-cell>
          <table:table-cell table:style-name="Table3.A1" office:value-type="string">
            <text:p text:style-name="P24">Royalty %</text:p>
          </table:table-cell>
          <table:table-cell table:style-name="Table3.A1" office:value-type="string">
            <text:p text:style-name="P24"><text:span text:style-name="T10">Redevance</text:span> (£)</text:p>
          </table:table-cell>
        </table:table-row>
      </table:table>
      <text:p text:style-name="P15">[!-- BEGIN roys --]</text:p>
      <text:p text:style-name="P18">{roy_item}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4">{roy_type}</text:p>
          </table:table-cell>
          <table:table-cell table:style-name="Table1.A1" office:value-type="string">
            <text:p text:style-name="P16">{roy_unit}</text:p>
          </table:table-cell>
          <table:table-cell table:style-name="Table1.A1" office:value-type="string">
            <text:p text:style-name="P16">{roy_rev}</text:p>
          </table:table-cell>
          <table:table-cell table:style-name="Table1.A1" office:value-type="string">
            <text:p text:style-name="P16">{roy_pc}</text:p>
          </table:table-cell>
          <table:table-cell table:style-name="Table1.A1" office:value-type="string">
            <text:p text:style-name="P16">{roy_livre}</text:p>
          </table:table-cell>
        </table:table-row>
      </table:table>
      <text:p text:style-name="P13">[!-- END roys --]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6">TOTAL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Text_20_body">{roy_rev_tot}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Text_20_body">{roy_balance_due}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2" office:value-type="string">
            <text:p text:style-name="P24">TI<text:span text:style-name="T10">TRE REDEVANCE</text:span> DUE</text:p>
          </table:table-cell>
          <table:covered-table-cell/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table:number-columns-spanned="2" office:value-type="string">
            <text:p text:style-name="P28">TAUX DEDUCTION</text:p>
          </table:table-cell>
          <table:covered-table-cell/>
          <table:table-cell table:style-name="Table4.A1" office:value-type="string">
            <text:p text:style-name="P10">{roy_tax_deduc_pc}</text:p>
          </table:table-cell>
          <table:table-cell table:style-name="Table4.A1" office:value-type="string">
            <text:p text:style-name="P10">{roy_tax_deduc}</text:p>
          </table:table-cell>
        </table:table-row>
        <table:table-row>
          <table:table-cell table:style-name="Table4.A1" table:number-columns-spanned="2" office:value-type="string">
            <text:p text:style-name="P24">DU <text:span text:style-name="T10">N</text:span>E<text:span text:style-name="T10">T</text:span> <text:span text:style-name="T10">EN</text:span> GBP (£)</text:p>
          </table:table-cell>
          <table:covered-table-cell/>
          <table:table-cell table:style-name="Table4.A1" office:value-type="string">
            <text:p text:style-name="P24"> </text:p>
          </table:table-cell>
          <table:table-cell table:style-name="Table4.A1" office:value-type="string">
            <text:p text:style-name="P10">{roy_net_due_livre}</text:p>
          </table:table-cell>
        </table:table-row>
        <table:table-row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</table:table-row>
        <table:table-row>
          <table:table-cell table:style-name="Table4.A5" table:number-columns-spanned="3" office:value-type="string">
            <text:p text:style-name="P30">DU <text:span text:style-name="T10">N</text:span>E<text:span text:style-name="T10">T</text:span> <text:span text:style-name="T10">EN</text:span> EUROS (<text:span text:style-name="T10">Résidents fiscaux européens uniquement</text:span>)</text:p>
          </table:table-cell>
          <table:covered-table-cell/>
          <table:covered-table-cell/>
          <table:table-cell table:style-name="Table4.A5" office:value-type="string">
            <text:p text:style-name="P11">{roy_net_due_euro}</text:p>
          </table:table-cell>
        </table:table-row>
        <table:table-row>
          <table:table-cell table:style-name="Table4.A4" table:number-columns-spanned="3" office:value-type="string">
            <text:p text:style-name="P25">GBP (£) <text:span text:style-name="T10">en</text:span> Euro <text:span text:style-name="T10">Moyenne du taux de change</text:span> <text:span text:style-name="T5">{roy_devise_date} </text:span>:</text:p>
          </table:table-cell>
          <table:covered-table-cell/>
          <table:covered-table-cell/>
          <table:table-cell table:style-name="Table4.A4" office:value-type="string">
            <text:p text:style-name="P11">{roy_devise_pc}</text:p>
          </table:table-cell>
        </table:table-row>
      </table:table>
      <text:p text:style-name="P6"/>
      <text:p text:style-name="P6"/>
      <text:p text:style-name="P7"><text:span text:style-name="T6">IMPORTANT</text:span> : <text:tab/><text:span text:style-name="T10">SI LA REDEVANCE DUE EST INFERIEUR A 100</text:span> (100) EUROS, <text:span text:style-name="T10">LE MONTANT SERA REPORTE A L'ANNEE SUIVANTE</text:span>.</text:p>
      <text:p text:style-name="P21">Rappel :<text:tab/><text:tab/>Les redevances sont contractuellement payées à partir des revenus reçus par ISTE pour la vente des ouvrages. </text:p>
      <text:p text:style-name="P21"/>
      <text:p text:style-name="P21">Livre numérique :<text:tab/>Les ventes associent différents types d'offres numériques (Ebooks, Obooks, chapitres, consultation de page, </text:p>
      <text:p text:style-name="P21"><text:tab/><text:tab/>streaming, souscription, etc.). <text:tab/></text:p>
      <text:p text:style-name="P21"><text:tab/><text:tab/>Par conséquent, nous ne pouvons pas indiquer une quantité qui serait significative. </text:p>
      <text:p text:style-name="P21"/>
      <text:p text:style-name="P7"><text:span text:style-name="T10">Merci de contacter</text:span> <text:s/>Raphael Menasce (r.menasce@iste.co.uk) à ISTE London, UK <text:span text:style-name="T10">pour toutes demandes concernant vos relevés de redevances</text:span>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apport1" style:family="paragraph" style:parent-style-name="Heading_20_1" style:next-style-name="Standard" style:default-outline-level="1" style:list-style-name="" style:master-page-name="">
      <loext:graphic-properties draw:fill="solid" draw:fill-color="#0066cc" draw:opacity="100%"/>
      <style:paragraph-properties fo:margin-left="0cm" fo:margin-right="-0.191cm" fo:margin-top="0.25cm" fo:margin-bottom="0cm" loext:contextual-spacing="false" fo:line-height="0.882cm" fo:text-indent="0.3cm" style:auto-text-indent="false" style:page-number="auto" fo:background-color="#0066cc" style:shadow="none">
        <style:tab-stops>
          <style:tab-stop style:position="0.041cm"/>
        </style:tab-stops>
      </style:paragraph-properties>
      <style:text-properties fo:font-variant="small-caps" fo:color="#ffffff" style:font-name="Calibri" fo:font-family="Calibri" style:font-family-generic="swiss" style:font-pitch="variable" fo:font-size="20pt" fo:font-weight="bold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/>
    <style:style style:name="rapport1.1" style:family="paragraph" style:parent-style-name="Standard" style:next-style-name="Standard" style:default-outline-level="2">
      <loext:graphic-properties draw:fill="solid" draw:fill-color="#99ccff" draw:opacity="100%"/>
      <style:paragraph-properties fo:margin-left="2.159cm" fo:margin-right="0cm" fo:margin-top="0cm" fo:margin-bottom="0cm" loext:contextual-spacing="false" fo:line-height="0.564cm" fo:text-indent="0cm" style:auto-text-indent="false" fo:background-color="#99ccff">
        <style:tab-stops/>
      </style:paragraph-properties>
      <style:text-properties fo:font-variant="small-caps" style:font-name="Calibri" fo:font-family="Calibri" style:font-family-generic="swiss" style:font-pitch="variable" fo:font-size="17pt" fo:font-weight="bold" style:font-size-asian="14pt" style:font-weight-asian="bold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loext:graphic-properties draw:fill="solid" draw:fill-color="#003366" draw:opacity="100%"/>
      <style:paragraph-properties fo:background-color="#003366">
        <style:tab-stops>
          <style:tab-stop style:position="16.999cm" style:type="right"/>
        </style:tab-stops>
      </style:paragraph-properties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MT1" style:family="text">
      <style:text-properties fo:background-color="#003366" loext:char-shading-value="0" style:font-size-asian="10.5pt"/>
    </style:style>
    <style:style style:name="MT2" style:family="text">
      <style:text-properties officeooo:rsid="002b433a" fo:background-color="#003366" loext:char-shading-value="0" style:font-size-asian="10.5pt"/>
    </style:style>
    <style:style style:name="MT3" style:family="text">
      <style:text-properties officeooo:rsid="00305e6a" fo:background-color="#003366" loext:char-shading-value="0" style:font-size-asian="10.5pt"/>
    </style:style>
    <style:style style:name="MT4" style:family="text">
      <style:text-properties officeooo:rsid="002b433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ISTE </text:span><text:span text:style-name="MT2">Science Publishing</text:span><text:span text:style-name="MT1"><text:tab/>R</text:span><text:span text:style-name="MT3">elevé</text:span><text:span text:style-name="MT1"> </text:span><text:span text:style-name="MT3">Redevance</text:span> </text:p>
        <text:p text:style-name="MP2"><draw:frame draw:style-name="Mfr1" draw:name="Image3" text:anchor-type="paragraph" svg:x="2.524cm" svg:y="0.182cm" svg:width="6.101cm" svg:height="1.409cm" draw:z-index="0"><draw:image xlink:href="Pictures/10000201000000AD0000002842C970375C92ED20.png" xlink:type="simple" xlink:show="embed" xlink:actuate="onLoad" loext:mime-type="image/png"/></draw:frame>Tuition House, 27-37 St George's Road</text:p>
        <text:p text:style-name="MP2">London SW19 4EU, United Kingdom</text:p>
        <text:p text:style-name="MP2">Tel: 00 44 (0)208 <text:span text:style-name="MT4">879</text:span> 45 <text:span text:style-name="MT4">80</text:span></text:p>
        <text:p text:style-name="MP2"/>
        <text:p text:style-name="MP2">www.iste.co.uk – email: info@iste.co.uk</text:p>
      </style:header>
      <style:footer>
        <text:p text:style-name="MP3">Registered Office: 28 Church Road, Stanmore, Middlesex HA7 4XR   Company Registration No: 04777784 VAT No: 844 0729 26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5-08-28T09:55:10.155045000</meta:creation-date>
    <dc:date>2018-07-15T07:58:38.501908695</dc:date>
    <meta:editing-duration>P10DT19H26M5S</meta:editing-duration>
    <meta:editing-cycles>52</meta:editing-cycles>
    <meta:generator>LibreOffice/5.4.6.2$MacOSX_X86_64 LibreOffice_project/4014ce260a04f1026ba855d3b8d91541c224eab8</meta:generator>
    <meta:document-statistic meta:table-count="4" meta:image-count="1" meta:object-count="0" meta:page-count="1" meta:paragraph-count="49" meta:word-count="216" meta:character-count="1562" meta:non-whitespace-character-count="1372"/>
  </office:meta>
</office:document-meta>
</file>